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style style:name="T3" style:parent-style-name="DefaultParagraphFont" style:family="text">
      <style:text-properties fo:font-weight="bold" style:font-weight-asian="bold" style:font-weight-complex="bold"/>
    </style:style>
    <style:style style:name="P4" style:parent-style-name="Normal" style:family="paragraph"/>
    <style:style style:name="P5" style:parent-style-name="Normal" style:family="paragraph"/>
    <style:style style:name="P6" style:parent-style-name="Normal" style:family="paragraph"/>
    <style:style style:name="T7" style:parent-style-name="DefaultParagraphFont" style:family="text">
      <style:text-properties fo:font-weight="bold" style:font-weight-asian="bold" style:font-weight-complex="bold"/>
    </style:style>
    <style:style style:name="P8" style:parent-style-name="Normal" style:family="paragraph"/>
    <style:style style:name="P9" style:parent-style-name="Normal" style:family="paragraph"/>
    <style:style style:name="P10" style:parent-style-name="Normal" style:family="paragraph"/>
    <style:style style:name="P11" style:parent-style-name="Normal" style:family="paragraph"/>
    <style:style style:name="P12" style:parent-style-name="Normal" style:family="paragraph"/>
    <style:style style:name="P13" style:parent-style-name="Normal" style:family="paragraph"/>
    <style:style style:name="P14" style:parent-style-name="Normal" style:family="paragraph"/>
    <style:style style:name="P15" style:parent-style-name="Normal" style:family="paragraph"/>
    <style:style style:name="T16" style:parent-style-name="DefaultParagraphFont" style:family="text">
      <style:text-properties fo:font-weight="bold" style:font-weight-asian="bold" style:font-weight-complex="bold"/>
    </style:style>
    <style:style style:name="P17" style:parent-style-name="Normal" style:family="paragraph"/>
    <style:style style:name="P18" style:parent-style-name="Normal" style:family="paragraph"/>
    <style:style style:name="P19" style:parent-style-name="Normal" style:family="paragraph"/>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style style:name="P24" style:parent-style-name="Normal"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style style:name="T27" style:parent-style-name="DefaultParagraphFont" style:family="text">
      <style:text-properties fo:font-weight="bold" style:font-weight-asian="bold" style:font-weight-complex="bold"/>
    </style:style>
    <style:style style:name="P28" style:parent-style-name="Normal" style:family="paragraph"/>
    <style:style style:name="T29" style:parent-style-name="DefaultParagraphFont" style:family="text">
      <style:text-properties fo:font-weight="bold" style:font-weight-asian="bold" style:font-weight-complex="bold"/>
    </style:style>
    <style:style style:name="P30" style:parent-style-name="Normal" style:family="paragraph"/>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office:automatic-styles>
  <office:body>
    <office:text text:use-soft-page-breaks="true">
      <text:p text:style-name="P1">E-commerce Data Analysis Pipeline (Python, MySQL, Power BI)</text:p>
      <text:h text:style-name="Heading1" text:outline-level="1">Project Overview</text:h>
      <text:p text:style-name="Normal">This project demonstrates an end-to-end data analysis pipeline for an e-commerce dataset, integrating Python for data processing, MySQL for database management, and Power BI for data visualization. The goal is to extract valuable business insights from raw data, automate data handling processes, and create interactive dashboards for easy analysis and reporting.</text:p>
      <text:h text:style-name="Heading1" text:outline-level="1">Key Features</text:h>
      <text:list text:style-name="LFO1" text:continue-numbering="true">
        <text:list-item>
          <text:p text:style-name="P2"><text:span text:style-name="T3">Automated Data Ingestion</text:span>:</text:p>
          <text:list text:continue-numbering="true">
            <text:list-item>
              <text:p text:style-name="P4">Python scripts automate CSV file ingestion into a MySQL database.</text:p>
            </text:list-item>
            <text:list-item>
              <text:p text:style-name="P5">pandas used for data cleaning and preprocessing, dynamically creating SQL tables and inserting data.</text:p>
            </text:list-item>
          </text:list>
        </text:list-item>
        <text:list-item>
          <text:p text:style-name="P6"><text:span text:style-name="T7">Data Analysis with SQL</text:span>:</text:p>
          <text:list text:continue-numbering="true">
            <text:list-item>
              <text:p text:style-name="P8">Performed key analyses, such as:</text:p>
              <text:list text:continue-numbering="true">
                <text:list-item>
                  <text:p text:style-name="P9">Total sales by month and year</text:p>
                </text:list-item>
                <text:list-item>
                  <text:p text:style-name="P10">Average products per order by customer city</text:p>
                </text:list-item>
                <text:list-item>
                  <text:p text:style-name="P11">Percentage revenue distribution by product category</text:p>
                </text:list-item>
                <text:list-item>
                  <text:p text:style-name="P12">Seller rankings by total payments</text:p>
                </text:list-item>
                <text:list-item>
                  <text:p text:style-name="P13">Customer distribution by state</text:p>
                </text:list-item>
                <text:list-item>
                  <text:p text:style-name="P14">Number of orders placed per month in 2018</text:p>
                </text:list-item>
              </text:list>
            </text:list-item>
          </text:list>
        </text:list-item>
        <text:list-item>
          <text:p text:style-name="P15"><text:span text:style-name="T16">Power BI Dashboards</text:span>:</text:p>
          <text:list text:continue-numbering="true">
            <text:list-item>
              <text:p text:style-name="P17">Visualized insights using Power BI dashboards:</text:p>
              <text:list text:continue-numbering="true">
                <text:list-item>
                  <text:p text:style-name="P18">Total Sales by Month and Year</text:p>
                </text:list-item>
                <text:list-item>
                  <text:p text:style-name="P19">Average Products per Order by Customer City</text:p>
                </text:list-item>
                <text:list-item>
                  <text:p text:style-name="P20">Percentage Distribution by Category</text:p>
                </text:list-item>
                <text:list-item>
                  <text:p text:style-name="P21">Total Payments by Seller</text:p>
                </text:list-item>
                <text:list-item>
                  <text:p text:style-name="P22">Customer Count by State</text:p>
                </text:list-item>
                <text:list-item>
                  <text:p text:style-name="P23">Number of Orders per Month in 2018</text:p>
                </text:list-item>
              </text:list>
            </text:list-item>
          </text:list>
        </text:list-item>
      </text:list>
      <text:h text:style-name="Heading1" text:outline-level="1">Technologies Used</text:h>
      <text:list text:style-name="LFO2" text:continue-numbering="true">
        <text:list-item>
          <text:p text:style-name="P24"><text:span text:style-name="T25">Python</text:span>: For automating data ingestion and processing (pandas and os modules).</text:p>
        </text:list-item>
        <text:list-item>
          <text:p text:style-name="P26"><text:span text:style-name="T27">MySQL</text:span>: For storing and querying the dataset.</text:p>
        </text:list-item>
        <text:list-item>
          <text:p text:style-name="P28"><text:span text:style-name="T29">Power BI</text:span>: For creating insightful visual dashboards.</text:p>
        </text:list-item>
      </text:list>
      <text:h text:style-name="Heading1" text:outline-level="1">Installation</text:h>
      <text:list text:style-name="LFO3" text:continue-numbering="true">
        <text:list-item>
          <text:p text:style-name="P30">Clone this repository: git clone https://github.com/your-username/repository-name.git</text:p>
        </text:list-item>
        <text:list-item>
          <text:p text:style-name="P31">Set up a MySQL database and configure it with your credentials.</text:p>
        </text:list-item>
        <text:list-item>
          <text:p text:style-name="P32">Install the necessary Python dependencies:<text:s/>pip install pandas mysql-connector-python</text:p>
        </text:list-item>
        <text:list-item>
          <text:p text:style-name="P33">Run the Python scripts to ingest CSV data and execute SQL queries.</text:p>
        </text:list-item>
        <text:list-item>
          <text:p text:style-name="P34">Open the Power BI file to view the dashboard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mr"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style:font-name-complex="Mangal" style:language-complex="ar" style:country-complex="SA"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3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omplex="Times New Roman"/>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hil Talathi</meta:initial-creator>
    <dc:creator>Sahil Talathi</dc:creator>
    <meta:creation-date>2024-10-15T09:46:00Z</meta:creation-date>
    <dc:date>2024-10-15T09:46:00Z</dc:date>
    <meta:template xlink:href="Normal.dotm" xlink:type="simple"/>
    <meta:editing-cycles>2</meta:editing-cycles>
    <meta:editing-duration>PT60S</meta:editing-duration>
    <meta:document-statistic meta:page-count="2" meta:paragraph-count="3" meta:word-count="262" meta:character-count="1753" meta:row-count="12" meta:non-whitespace-character-count="1494"/>
  </office:meta>
</office:document-meta>
</file>